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5235000022D0D8B6722A.svm"/>
  <manifest:file-entry manifest:media-type="" manifest:full-path="Pictures/"/>
  <manifest:file-entry manifest:media-type="application/binary" manifest:full-path="layout-cache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Object 5"/>
  <manifest:file-entry manifest:media-type="" manifest:full-path="ObjectReplacements/Object 6"/>
  <manifest:file-entry manifest:media-type="" manifest:full-path="ObjectReplacements/Object 7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settings.xml"/>
  <manifest:file-entry manifest:media-type="application/vnd.oasis.opendocument.spreadshee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settings.xml"/>
  <manifest:file-entry manifest:media-type="application/vnd.oasis.opendocument.spreadshee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settings.xml"/>
  <manifest:file-entry manifest:media-type="application/vnd.oasis.opendocument.spreadshee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CMBX12" svg:font-family="CMBX12"/>
    <style:font-face style:name="CMMI12" svg:font-family="CMMI12"/>
    <style:font-face style:name="CMMI8" svg:font-family="CMMI8"/>
    <style:font-face style:name="CMR12" svg:font-family="CMR12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CMBX12" fo:font-size="10pt" style:font-name-asian="CMBX12" style:font-size-asian="10pt" style:font-name-complex="CMBX12" style:font-size-complex="10pt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CMBX12" fo:font-size="12pt" fo:font-weight="bold" style:font-name-asian="CMBX12" style:font-size-asian="12pt" style:font-weight-asian="bold" style:font-name-complex="CMBX12" style:font-size-complex="12pt" style:font-weight-complex="bold"/>
    </style:style>
    <style:style style:name="P3" style:family="paragraph" style:parent-style-name="Standard">
      <style:paragraph-properties style:text-autospace="none"/>
      <style:text-properties style:font-name="CMBX12" fo:font-size="12pt" fo:font-weight="bold" style:font-name-asian="CMBX12" style:font-size-asian="12pt" style:font-weight-asian="bold" style:font-name-complex="CMBX12" style:font-size-complex="12pt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CMR12" fo:font-size="12pt" style:font-name-asian="CMR12" style:font-size-asian="12pt" style:font-name-complex="CMR12" style:font-size-complex="12pt"/>
    </style:style>
    <style:style style:name="P5" style:family="paragraph" style:parent-style-name="Standard">
      <style:paragraph-properties style:text-autospace="none"/>
      <style:text-properties style:font-name="CMR12" fo:font-size="12pt" style:font-name-asian="CMR12" style:font-size-asian="12pt" style:font-name-complex="CMR12" style:font-size-complex="12pt"/>
    </style:style>
    <style:style style:name="P6" style:family="paragraph" style:parent-style-name="Standard">
      <style:paragraph-properties style:text-autospace="none"/>
      <style:text-properties style:font-name="CMR12" fo:font-size="12pt" fo:font-weight="bold" style:font-name-asian="CMR12" style:font-size-asian="12pt" style:font-weight-asian="bold" style:font-name-complex="CMR12" style:font-size-complex="12pt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CMR12" fo:font-size="12pt" fo:font-weight="bold" style:font-name-asian="CMR12" style:font-size-asian="12pt" style:font-weight-asian="bold" style:font-name-complex="CMR12" style:font-size-complex="12pt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CMR12" fo:font-size="10pt" style:font-name-asian="CMR12" style:font-size-asian="10pt" style:font-name-complex="CMR12" style:font-size-complex="10pt"/>
    </style:style>
    <style:style style:name="P9" style:family="paragraph" style:parent-style-name="Standard">
      <style:paragraph-properties style:text-autospace="none"/>
    </style:style>
    <style:style style:name="P10" style:family="paragraph" style:parent-style-name="Standard">
      <style:paragraph-properties fo:text-align="start" style:justify-single-word="false" style:text-autospace="none"/>
    </style:style>
    <style:style style:name="P11" style:family="paragraph" style:parent-style-name="Standard">
      <style:paragraph-properties style:text-autospace="none"/>
      <style:text-properties style:font-name="CMR12" fo:font-size="12pt" style:font-name-asian="CMR12" style:font-size-asian="12pt" style:font-name-complex="CMR12" style:font-size-complex="12pt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CMR12" fo:font-size="12pt" style:font-name-asian="CMR12" style:font-size-asian="12pt" style:font-name-complex="CMR12" style:font-size-complex="12pt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CMR12" fo:font-size="12pt" fo:font-weight="bold" style:font-name-asian="CMR12" style:font-size-asian="12pt" style:font-weight-asian="bold" style:font-name-complex="CMR12" style:font-size-complex="12pt" style:font-weight-complex="bold"/>
    </style:style>
    <style:style style:name="P14" style:family="paragraph" style:parent-style-name="Standard">
      <style:paragraph-properties style:text-autospace="none"/>
    </style:style>
    <style:style style:name="P15" style:family="paragraph" style:parent-style-name="Standard">
      <style:paragraph-properties style:text-autospace="none"/>
      <style:text-properties style:font-name="CMBX12" fo:font-size="12pt" fo:font-weight="bold" style:font-name-asian="CMBX12" style:font-size-asian="12pt" style:font-weight-asian="bold" style:font-name-complex="CMBX12" style:font-size-complex="12pt" style:font-weight-complex="bold"/>
    </style:style>
    <style:style style:name="T1" style:family="text">
      <style:text-properties style:font-name="CMR12" fo:font-size="12pt" style:font-name-asian="CMR12" style:font-size-asian="12pt" style:font-name-complex="CMR12" style:font-size-complex="12pt"/>
    </style:style>
    <style:style style:name="T2" style:family="text">
      <style:text-properties style:font-name="CMR12" fo:font-size="12pt" fo:font-weight="bold" style:font-name-asian="CMR12" style:font-size-asian="12pt" style:font-weight-asian="bold" style:font-name-complex="CMR12" style:font-size-complex="12pt" style:font-weight-complex="bold"/>
    </style:style>
    <style:style style:name="T3" style:family="text">
      <style:text-properties style:font-name="CMR12" fo:font-size="12pt" fo:font-style="normal" fo:font-weight="bold" style:font-name-asian="CMR12" style:font-size-asian="12pt" style:font-style-asian="normal" style:font-weight-asian="bold" style:font-name-complex="CMR12" style:font-size-complex="12pt" style:font-style-complex="normal" style:font-weight-complex="bold"/>
    </style:style>
    <style:style style:name="T4" style:family="text">
      <style:text-properties style:font-name="CMMI12" fo:font-size="12pt" style:font-name-asian="CMMI12" style:font-size-asian="12pt" style:font-name-complex="CMMI12" style:font-size-complex="12pt"/>
    </style:style>
    <style:style style:name="T5" style:family="text">
      <style:text-properties style:font-name="CMMI8" fo:font-size="8pt" style:font-name-asian="CMMI8" style:font-size-asian="8pt" style:font-name-complex="CMMI8" style:font-size-complex="8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Tahoma" fo:font-size="12pt" style:font-name-asian="Tahoma" style:font-size-asian="12pt" style:font-name-complex="Tahoma" style:font-size-complex="12pt"/>
    </style:style>
    <style:style style:name="T8" style:family="text">
      <style:text-properties style:text-position="super 58%" style:font-name="CMR12" fo:font-size="12pt" fo:font-weight="bold" style:font-name-asian="CMR12" style:font-size-asian="12pt" style:font-weight-asian="bold" style:font-name-complex="CMR12" style:font-size-complex="12pt" style:font-weight-complex="bold"/>
    </style:style>
    <style:style style:name="T9" style:family="text">
      <style:text-properties style:text-position="super 58%" style:font-name="CMR12" fo:font-size="12pt" fo:font-style="normal" fo:font-weight="bold" style:font-name-asian="CMR12" style:font-size-asian="12pt" style:font-style-asian="normal" style:font-weight-asian="bold" style:font-name-complex="CMR12" style:font-size-complex="12pt" style:font-style-complex="normal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 0cm 0cm 1.0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run-through="foreground" style:wrap="run-through" style:number-wrapped-paragraphs="no-limit" style:vertical-pos="from-top" style:vertical-rel="paragraph" style:horizontal-pos="from-left" style:horizontal-rel="paragraph" draw:ole-draw-aspect="1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4" style:family="graphic" style:parent-style-name="OLE">
      <style:graphic-properties style:run-through="foreground" style:wrap="run-through" style:number-wrapped-paragraphs="no-limit"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jercicio 1</text:p>
      <text:p text:style-name="P4">A partir de los datos de la siguiente tabla calcular los estadísticos de tendencia central para la variable “Edad de víctimas de accidentes en 2006”. Calcular también el primer y el tercer cuartiles.</text:p>
      <text:p text:style-name="P1"><text:span text:style-name="T1"><text:tab/><text:tab/><text:tab/>Edad (años) <text:tab/></text:span><text:span text:style-name="T4">Nº</text:span><text:span text:style-name="T5"> </text:span><text:span text:style-name="T1">víctimas</text:span></text:p>
      <text:p text:style-name="P4"><text:tab/><text:tab/><text:tab/>0 a 4 <text:tab/><text:tab/><text:tab/>343</text:p>
      <text:p text:style-name="P4"><text:tab/><text:tab/><text:tab/>5 a 14 <text:tab/><text:tab/>1172</text:p>
      <text:p text:style-name="P4"><text:tab/><text:tab/><text:tab/>15 a 17 <text:tab/><text:tab/>333</text:p>
      <text:p text:style-name="P4"><text:tab/><text:tab/><text:tab/>18 a 24 <text:tab/><text:tab/>918</text:p>
      <text:p text:style-name="P4"><text:tab/><text:tab/><text:tab/>25 a 64 <text:tab/><text:tab/>5026</text:p>
      <text:p text:style-name="P4"><text:tab/><text:tab/><text:tab/>65 y más <text:tab/><text:tab/>2947</text:p>
      <text:p text:style-name="P5"><text:tab/><text:tab/>Edad de víctimas de accidentes en 2006 (fuente DGT)</text:p>
      <text:p text:style-name="P6">Solución:</text:p>
      <text:p text:style-name="P5">Calculamos los valores medios de cada intervalo, las frecuencias absolutas, relativas y acumuladas. Para el último intervalo suponemos un valor máximo de 75 años.</text:p>
      <text:p text:style-name="P5"/>
      <text:p text:style-name="P5"><draw:frame draw:style-name="fr2" draw:name="Objeto1" text:anchor-type="paragraph" svg:x="1.725cm" svg:y="0.011cm" svg:width="13.548cm" svg:height="3.61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Los estadísticos de tendencia central son la moda, la mediana y la media. Aplicamos las fórmulas de cálculo para intervalos del ejemplo 4:</text:p>
      <text:p text:style-name="P5"/>
      <text:p text:style-name="P9"><text:span text:style-name="T2">Moda</text:span><text:span text:style-name="T1">=44,5 <text:s/>(valor medio del intervalo 25 a 64)</text:span></text:p>
      <text:p text:style-name="P5"/>
      <text:p text:style-name="P9"><text:span text:style-name="T2">Mediana</text:span><text:span text:style-name="T1">=</text:span><text:span text:style-name="T1"><draw:frame draw:style-name="fr3" draw:name="Objeto2" text:anchor-type="as-char" svg:width="7.842cm" svg:height="1.162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"> </text:span></text:p>
      <text:p text:style-name="P9"><text:span text:style-name="T1">(frecuencia relativa acumulada </text:span><text:span text:style-name="T7">≥</text:span><text:span text:style-name="T1"> 0,5 en intervalo 25-64) </text:span></text:p>
      <text:p text:style-name="P5"/>
      <text:p text:style-name="P9"><text:span text:style-name="T2">Media</text:span><text:span text:style-name="T1">=43,43</text:span></text:p>
      <text:p text:style-name="P5"/>
      <text:p text:style-name="P9"><text:span text:style-name="T2">1</text:span><text:span text:style-name="T8">er</text:span><text:span text:style-name="T2"> cuartil</text:span><text:span text:style-name="T1">=</text:span><text:span text:style-name="T1"><draw:frame draw:style-name="fr3" draw:name="Objeto3" text:anchor-type="as-char" svg:width="8.326cm" svg:height="1.166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"> </text:span></text:p>
      <text:p text:style-name="P9"><text:span text:style-name="T1">(frecuencia relativa acumulada </text:span><text:span text:style-name="T7">≥</text:span><text:span text:style-name="T1"> 0,25 en intervalo 25-64) </text:span></text:p>
      <text:p text:style-name="P5"/>
      <text:p text:style-name="P9"><text:span text:style-name="T2">3</text:span><text:span text:style-name="T8">er</text:span><text:span text:style-name="T2"> cuartil</text:span><text:span text:style-name="T1">=</text:span><text:span text:style-name="T1"><draw:frame draw:style-name="fr3" draw:name="Objeto4" text:anchor-type="as-char" svg:width="8.317cm" svg:height="1.166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"> </text:span></text:p>
      <text:p text:style-name="P9"><text:span text:style-name="T1">(frec. rel. acum. </text:span><text:span text:style-name="T7">≥</text:span><text:span text:style-name="T1"> 0,75 en intervalo 65 y más, suponemos edad máxima = 75) </text:span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3"><text:soft-page-break/>Ejercicio 2</text:p>
      <text:p text:style-name="P10"><text:span text:style-name="T1">Calcular los estadísticos de tendencia central y los cuartiles 1º</text:span><text:span text:style-name="T5"> </text:span><text:span text:style-name="T1">y 3º</text:span><text:span text:style-name="T5"> </text:span><text:span text:style-name="T1">asociados a la variable “turismos matriculados por mes durante el año 2006” a partir de los datos de la tabla del ejemplo 6.</text:span></text:p>
      <text:p text:style-name="P4"/>
      <text:p text:style-name="P7"><draw:frame draw:style-name="fr2" draw:name="Objeto5" text:anchor-type="paragraph" svg:x="3.369cm" svg:y="0.582cm" svg:width="2.26cm" svg:height="5.872cm" draw:z-index="4"><draw:object xlink:href="./Object 5" xlink:type="simple" xlink:show="embed" xlink:actuate="onLoad"/><draw:image xlink:href="./ObjectReplacements/Object 5" xlink:type="simple" xlink:show="embed" xlink:actuate="onLoad"/></draw:frame>Solución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Los estadísticos de tendencia central son la moda, la mediana y la media.</text:p>
      <text:p text:style-name="P4">Aplicamos el método de cálculo para datos brutos del ejemplo 6:</text:p>
      <text:p text:style-name="P4"/>
      <text:p text:style-name="P10"><text:span text:style-name="T2">Moda</text:span><text:span text:style-name="T1">= no tiene sentido ya que todos los valores ocurren una única vez</text:span></text:p>
      <text:p text:style-name="P4"/>
      <text:p text:style-name="P10"><text:span text:style-name="T2">Media</text:span><text:span text:style-name="T1">= 138385,58</text:span></text:p>
      <text:p text:style-name="P4"/>
      <text:p text:style-name="P10"><text:span text:style-name="T2">Mediana</text:span><text:span text:style-name="T1">= 133382,5</text:span></text:p>
      <text:p text:style-name="P4"/>
      <text:p text:style-name="P10"><text:span text:style-name="T2">1</text:span><text:span text:style-name="T8">er</text:span><text:span text:style-name="T2"> cuartil</text:span><text:span text:style-name="T1">= 125006</text:span></text:p>
      <text:p text:style-name="P4"/>
      <text:p text:style-name="P10"><text:span text:style-name="T3">3</text:span><text:span text:style-name="T9">er</text:span><text:span text:style-name="T3"> cuartil</text:span><text:span text:style-name="T1">= 159112,25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><text:soft-page-break/>Ejercicio 3</text:p>
      <text:p text:style-name="P4">Calcular los estadísticos de tendencia central asociados a la variable “tipo de alojamiento” a partir de los datos de la siguiente tabla (fuente INE):</text:p>
      <text:p text:style-name="P4"><draw:frame draw:style-name="fr1" draw:name="gráficos1" text:anchor-type="paragraph" svg:x="2.799cm" svg:y="0.228cm" svg:width="11.4cm" svg:height="5.117cm" draw:z-index="5"><draw:image xlink:href="Pictures/2000000700005235000022D0D8B6722A.svm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Solución:</text:p>
      <text:p text:style-name="P4">La variable del problema es una variable de tipo nominal, por lo que el único estadístico de tendencia central que podemos calcular es la moda.</text:p>
      <text:p text:style-name="P4"/>
      <text:p text:style-name="P4">En este caso:</text:p>
      <text:p text:style-name="P4"/>
      <text:p text:style-name="P10"><text:span text:style-name="T2">Moda</text:span><text:span text:style-name="T1">=”Hotel Rural”, </text:span></text:p>
      <text:p text:style-name="P4"/>
      <text:p text:style-name="P4">pues tiene la máxima frecuencia absoluta (40,5%)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><text:soft-page-break/>Ejercicio 4</text:p>
      <text:p text:style-name="P4"><text:span text:style-name="T1">Calcular los estadísticos de tendencia central y los cuartiles 1º</text:span><text:span text:style-name="T5"> </text:span><text:span text:style-name="T1">y 3º</text:span><text:span text:style-name="T5"> </text:span><text:span text:style-name="T1">de la variable “terminació</text:span>n del cupón de la ONCE en el periodo 30 de octubre a 27 de noviembre de 2007” a partir de <text:span text:style-name="T1">los datos de la siguiente tabla (fuente ONCE). ¿Qué tipo de simetría presenta la distribución? </text:span></text:p>
      <text:p text:style-name="P4"/>
      <text:p text:style-name="P4"><text:tab/><text:tab/>Terminación <text:tab/><text:tab/>Frecuencia</text:p>
      <text:p text:style-name="P4"><text:tab/><text:tab/><text:tab/>0 <text:tab/><text:tab/><text:tab/><text:tab/>0</text:p>
      <text:p text:style-name="P4"><text:tab/><text:tab/><text:tab/>1 <text:tab/><text:tab/><text:tab/><text:tab/>4</text:p>
      <text:p text:style-name="P4"><text:tab/><text:tab/><text:tab/>2 <text:tab/><text:tab/><text:tab/><text:tab/>0</text:p>
      <text:p text:style-name="P4"><text:tab/><text:tab/><text:tab/>3 <text:tab/><text:tab/><text:tab/><text:tab/>2</text:p>
      <text:p text:style-name="P4"><text:tab/><text:tab/><text:tab/>4 <text:tab/><text:tab/><text:tab/><text:tab/>2</text:p>
      <text:p text:style-name="P4"><text:tab/><text:tab/><text:tab/>5 <text:tab/><text:tab/><text:tab/><text:tab/>3</text:p>
      <text:p text:style-name="P4"><text:tab/><text:tab/><text:tab/>6 <text:tab/><text:tab/><text:tab/><text:tab/>3</text:p>
      <text:p text:style-name="P4"><text:tab/><text:tab/><text:tab/>7 <text:tab/><text:tab/><text:tab/><text:tab/>6</text:p>
      <text:p text:style-name="P4"><text:tab/><text:tab/><text:tab/>8 <text:tab/><text:tab/><text:tab/><text:tab/>3</text:p>
      <text:p text:style-name="P5"><text:tab/><text:tab/><text:tab/>9 <text:tab/><text:tab/><text:tab/><text:tab/>1</text:p>
      <text:p text:style-name="P5"/>
      <text:p text:style-name="P6">Solución:</text:p>
      <text:p text:style-name="P5">Calculamos frecuencias relativas y acumuladas:</text:p>
      <text:p text:style-name="P5"><draw:frame draw:style-name="fr2" draw:name="Objeto6" text:anchor-type="paragraph" svg:x="2.769cm" svg:y="0.302cm" svg:width="11.46cm" svg:height="5.42cm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Calculamos los estadísticos de tendencia central tal como se explica en el ejemplo 2 y en el seminario 1 (ver notas del seminario):</text:p>
      <text:p text:style-name="P5"/>
      <text:p text:style-name="P9"><text:span text:style-name="T2">Moda</text:span><text:span text:style-name="T1"> = 7 <text:s text:c="2"/>(frec. Absoluta = 6)</text:span></text:p>
      <text:p text:style-name="P9"><text:span text:style-name="T2">Media</text:span><text:span text:style-name="T1"> = 5,25</text:span></text:p>
      <text:p text:style-name="P9"><text:span text:style-name="T2">Mediana</text:span><text:span text:style-name="T1">= 6 <text:s/>(frec. rel. acumulada = 0,58 </text:span><text:span text:style-name="T7">≥</text:span><text:span text:style-name="T1"> 0,5) </text:span></text:p>
      <text:p text:style-name="P9"><text:span text:style-name="T2">1</text:span><text:span text:style-name="T8">er</text:span><text:span text:style-name="T2"> cuartil</text:span><text:span text:style-name="T1">= 3 <text:s/>(frec. rel. acumulada = 0,25 </text:span><text:span text:style-name="T7">≥</text:span><text:span text:style-name="T1"> 0,25) </text:span></text:p>
      <text:p text:style-name="P9"><text:span text:style-name="T2">3</text:span><text:span text:style-name="T8">er</text:span><text:span text:style-name="T2"> cuartil</text:span><text:span text:style-name="T1">= 7 <text:s/>(frec. rel. acumulada = 0,83 </text:span><text:span text:style-name="T7">≥</text:span><text:span text:style-name="T1"> 0,75) </text:span></text:p>
      <text:p text:style-name="P9"><text:span text:style-name="T2">Asimetría</text:span><text:span text:style-name="T1"> negativa o por la </text:span><text:span text:style-name="T2">izquierda</text:span><text:span text:style-name="T1">, ya que Moda &gt; Mediana &gt; Media</text:span></text:p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Ejercicio 5</text:p>
      <text:p text:style-name="P5">Calcular los estadísticos de tendencia central del grado de satisfación de los clientes de un <text:span text:style-name="T1">determinado establecimiento a partir de los datos siguientes:</text:span></text:p>
      <text:p text:style-name="P5"/>
      <text:p text:style-name="P8"><text:span text:style-name="T6"><text:tab/><text:tab/><text:tab/>Grado satisfacción <text:tab/></text:span><text:span text:style-name="T4">Nº</text:span><text:span text:style-name="T5"> </text:span><text:span text:style-name="T6">clientes</text:span></text:p>
      <text:p text:style-name="P4"><text:tab/><text:tab/><text:tab/>Muy satisfecho <text:tab/><text:tab/>50</text:p>
      <text:p text:style-name="P4"><text:tab/><text:tab/><text:tab/>Bastante satisfecho <text:tab/>80</text:p>
      <text:p text:style-name="P4"><text:tab/><text:tab/><text:tab/>Satisfecho <text:tab/><text:tab/><text:tab/>100</text:p>
      <text:p text:style-name="P4"><text:tab/><text:tab/><text:tab/>Poco satisfecho <text:tab/><text:tab/>40</text:p>
      <text:p text:style-name="P5"><text:tab/><text:tab/><text:tab/>Nada satisfecho <text:tab/><text:tab/>10</text:p>
      <text:p text:style-name="P5"/>
      <text:p text:style-name="P6">Solución:</text:p>
      <text:p text:style-name="P5">Se trata de una variable de ordinal por lo que es posible calcular la moda, la mediana y los cuartiles, tal como se explica en el ejemplo 3.</text:p>
      <text:p text:style-name="P5"/>
      <text:p text:style-name="P5">Calculamos la tabla de frecuencias relativas y acumuladas para facilitar el cálculo de la mediana y los cuartiles:</text:p>
      <text:p text:style-name="P5"/>
      <text:p text:style-name="P5"><draw:frame draw:style-name="fr4" draw:name="Objeto7" text:anchor-type="paragraph" svg:width="12.428cm" svg:height="3.163cm" draw:z-index="7"><draw:object xlink:href="./Object 7" xlink:type="simple" xlink:show="embed" xlink:actuate="onLoad"/><draw:image xlink:href="./ObjectReplacements/Object 7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<text:span text:style-name="T2">Moda</text:span><text:span text:style-name="T1"> = “</text:span><text:bookmark-start text:name="DDE_LINK1"/><text:span text:style-name="T1">Satisfecho</text:span><text:bookmark-end text:name="DDE_LINK1"/><text:span text:style-name="T1">”</text:span></text:p>
      <text:p text:style-name="P9"><text:span text:style-name="T2">Mediana</text:span><text:span text:style-name="T1">= “Satisfecho” <text:s/>(frec. rel. acumulada = 0,82 </text:span><text:span text:style-name="T7">≥</text:span><text:span text:style-name="T1"> 0,5) </text:span></text:p>
      <text:p text:style-name="P9"><text:span text:style-name="T2">1</text:span><text:span text:style-name="T8">er</text:span><text:span text:style-name="T2"> cuartil</text:span><text:span text:style-name="T1">= “Bastante satisfecho” <text:s/>(frec. rel. acumulada = 0,46 </text:span><text:span text:style-name="T7">≥</text:span><text:span text:style-name="T1"> 0,25) </text:span></text:p>
      <text:p text:style-name="P9"><text:span text:style-name="T2">3</text:span><text:span text:style-name="T8">er</text:span><text:span text:style-name="T2"> cuartil</text:span><text:span text:style-name="T1">= “Satisfecho” <text:s/>(frec. rel. acumulada = 0,82 </text:span><text:span text:style-name="T7">≥</text:span><text:span text:style-name="T1"> 0,75)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MBX12" svg:font-family="CMBX12"/>
    <style:font-face style:name="CMMI12" svg:font-family="CMMI12"/>
    <style:font-face style:name="CMMI8" svg:font-family="CMMI8"/>
    <style:font-face style:name="CMR12" svg:font-family="CMR12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Gothic" style:font-size-asian="14pt" style:font-name-complex="Tahoma1" style:font-size-complex="14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osé Luis</meta:initial-creator>
    <meta:creation-date>2008-04-16T16:21:17</meta:creation-date>
    <dc:creator>Jose Luis</dc:creator>
    <dc:date>2009-01-28T12:09:36</dc:date>
    <dc:language>es-ES</dc:language>
    <meta:editing-cycles>23</meta:editing-cycles>
    <meta:editing-duration>PT11H10M36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7" meta:page-count="5" meta:paragraph-count="75" meta:word-count="576" meta:character-count="353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MR12" svg:font-family="CMR12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  <style:text-properties fo:font-weight="bold"/>
    </style:style>
    <style:style style:name="ce2" style:family="table-cell" style:parent-style-name="Default">
      <style:table-cell-properties fo:border="0.018cm solid #000000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line-through-mode="continuous" style:font-name-asian="CMR12" style:font-size-asian="6.80000019073486pt" style:language-asian="zxx" style:country-asian="none" style:font-style-asian="normal" style:font-weight-asian="normal" style:font-name-complex="CMR12" style:font-size-complex="6.80000019073486pt" style:language-complex="en" style:country-complex="US" style:font-style-complex="normal" style:font-weight-complex="normal" style:text-emphasize="none" style:font-relief="none"/>
    </style:style>
    <style:style style:name="ce3" style:family="table-cell" style:parent-style-name="Default">
      <style:table-cell-properties fo:border="0.018cm solid #000000"/>
    </style:style>
  </office:automatic-styles>
  <office:body>
    <office:spreadsheet>
      <table:table table:name="Hoja1" table:style-name="ta1" table:print="false">
        <table:table-column table:style-name="co1" table:number-columns-repeated="2" table:default-cell-style-name="ce2"/>
        <table:table-column table:style-name="co1" table:number-columns-repeated="4" table:default-cell-style-name="ce3"/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ce1" office:value-type="string">
            <text:p>Edad</text:p>
          </table:table-cell>
          <table:table-cell table:style-name="ce1" office:value-type="string">
            <text:p>Edad media</text:p>
          </table:table-cell>
          <table:table-cell table:style-name="ce1" office:value-type="string">
            <text:p>F. absoluta</text:p>
          </table:table-cell>
          <table:table-cell table:style-name="ce1" office:value-type="string">
            <text:p>F.relativa</text:p>
          </table:table-cell>
          <table:table-cell table:style-name="ce1" office:value-type="string">
            <text:p>F.abs.acum.</text:p>
          </table:table-cell>
          <table:table-cell table:style-name="ce1" office:value-type="string">
            <text:p>F.rel.acum</text:p>
          </table:table-cell>
        </table:table-row>
        <table:table-row table:style-name="ro1">
          <table:table-cell office:value-type="string">
            <text:p><text:s text:c="3"/>0 a 4 <text:s text:c="3"/></text:p>
          </table:table-cell>
          <table:table-cell office:value-type="float" office:value="2">
            <text:p>2</text:p>
          </table:table-cell>
          <table:table-cell office:value-type="float" office:value="343">
            <text:p>343</text:p>
          </table:table-cell>
          <table:table-cell table:formula="oooc:=[.C4]/[.$C$10]" office:value-type="float" office:value="0.031939659186144">
            <text:p>0,03</text:p>
          </table:table-cell>
          <table:table-cell table:formula="oooc:=[.C4]" office:value-type="float" office:value="343">
            <text:p>343</text:p>
          </table:table-cell>
          <table:table-cell table:formula="oooc:=[.E4]/[.$C$10]" office:value-type="float" office:value="0.031939659186144">
            <text:p>0,03</text:p>
          </table:table-cell>
        </table:table-row>
        <table:table-row table:style-name="ro1">
          <table:table-cell office:value-type="string">
            <text:p><text:s text:c="3"/>5 a 14 <text:s text:c="2"/></text:p>
          </table:table-cell>
          <table:table-cell office:value-type="float" office:value="9.5">
            <text:p>9,5</text:p>
          </table:table-cell>
          <table:table-cell office:value-type="float" office:value="1172">
            <text:p>1172</text:p>
          </table:table-cell>
          <table:table-cell table:formula="oooc:=[.C5]/[.$C$10]" office:value-type="float" office:value="0.109134928764317">
            <text:p>0,11</text:p>
          </table:table-cell>
          <table:table-cell table:formula="oooc:=[.C5]+[.E4]" office:value-type="float" office:value="1515">
            <text:p>1515</text:p>
          </table:table-cell>
          <table:table-cell table:formula="oooc:=[.E5]/[.$C$10]" office:value-type="float" office:value="0.141074587950461">
            <text:p>0,14</text:p>
          </table:table-cell>
        </table:table-row>
        <table:table-row table:style-name="ro1">
          <table:table-cell office:value-type="string">
            <text:p><text:s text:c="3"/>15 a 17 <text:s text:c="2"/></text:p>
          </table:table-cell>
          <table:table-cell office:value-type="float" office:value="16">
            <text:p>16</text:p>
          </table:table-cell>
          <table:table-cell office:value-type="float" office:value="333">
            <text:p>333</text:p>
          </table:table-cell>
          <table:table-cell table:formula="oooc:=[.C6]/[.$C$10]" office:value-type="float" office:value="0.031008473787131">
            <text:p>0,03</text:p>
          </table:table-cell>
          <table:table-cell table:formula="oooc:=[.C6]+[.E5]" office:value-type="float" office:value="1848">
            <text:p>1848</text:p>
          </table:table-cell>
          <table:table-cell table:formula="oooc:=[.E6]/[.$C$10]" office:value-type="float" office:value="0.172083061737592">
            <text:p>0,17</text:p>
          </table:table-cell>
        </table:table-row>
        <table:table-row table:style-name="ro1">
          <table:table-cell office:value-type="string">
            <text:p><text:s text:c="3"/>18 a 24 <text:s text:c="2"/></text:p>
          </table:table-cell>
          <table:table-cell office:value-type="float" office:value="21">
            <text:p>21</text:p>
          </table:table-cell>
          <table:table-cell office:value-type="float" office:value="918">
            <text:p>918</text:p>
          </table:table-cell>
          <table:table-cell table:formula="oooc:=[.C7]/[.$C$10]" office:value-type="float" office:value="0.0854828196293882">
            <text:p>0,09</text:p>
          </table:table-cell>
          <table:table-cell table:formula="oooc:=[.C7]+[.E6]" office:value-type="float" office:value="2766">
            <text:p>2766</text:p>
          </table:table-cell>
          <table:table-cell table:formula="oooc:=[.E7]/[.$C$10]" office:value-type="float" office:value="0.25756588136698">
            <text:p>0,26</text:p>
          </table:table-cell>
        </table:table-row>
        <table:table-row table:style-name="ro1">
          <table:table-cell office:value-type="string">
            <text:p><text:s text:c="3"/>25 a 64 <text:s/></text:p>
          </table:table-cell>
          <table:table-cell office:value-type="float" office:value="44.5">
            <text:p>44,5</text:p>
          </table:table-cell>
          <table:table-cell office:value-type="float" office:value="5026">
            <text:p>5026</text:p>
          </table:table-cell>
          <table:table-cell table:formula="oooc:=[.C8]/[.$C$10]" office:value-type="float" office:value="0.468013781543905">
            <text:p>0,47</text:p>
          </table:table-cell>
          <table:table-cell table:formula="oooc:=[.C8]+[.E7]" office:value-type="float" office:value="7792">
            <text:p>7792</text:p>
          </table:table-cell>
          <table:table-cell table:formula="oooc:=[.E8]/[.$C$10]" office:value-type="float" office:value="0.725579662910886">
            <text:p>0,73</text:p>
          </table:table-cell>
        </table:table-row>
        <table:table-row table:style-name="ro1">
          <table:table-cell office:value-type="string">
            <text:p><text:s text:c="3"/>65 y más <text:s text:c="2"/></text:p>
          </table:table-cell>
          <table:table-cell office:value-type="float" office:value="70">
            <text:p>70</text:p>
          </table:table-cell>
          <table:table-cell office:value-type="float" office:value="2947">
            <text:p>2947</text:p>
          </table:table-cell>
          <table:table-cell table:formula="oooc:=[.C9]/[.$C$10]" office:value-type="float" office:value="0.274420337089114">
            <text:p>0,27</text:p>
          </table:table-cell>
          <table:table-cell table:formula="oooc:=[.C9]+[.E8]" office:value-type="float" office:value="10739">
            <text:p>10739</text:p>
          </table:table-cell>
          <table:table-cell table:formula="oooc:=[.E9]/[.$C$10]"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Suma</text:p>
          </table:table-cell>
          <table:table-cell table:style-name="ce3"/>
          <table:table-cell table:formula="oooc:=SUM([.C4:.C9])" office:value-type="float" office:value="10739">
            <text:p>10739</text:p>
          </table:table-cell>
          <table:table-cell table:formula="oooc:=SUM([.D4:.D9])" office:value-type="float" office:value="1">
            <text:p>1</text:p>
          </table:table-cell>
          <table:table-cell table:number-columns-repeated="2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MR12" svg:font-family="CMR12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19">19/04/2008</text:date>, <text:time>14:31:1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n>25</math:mn>
        <math:mo math:stretchy="false">+</math:mo>
        <math:mrow>
          <math:mfrac>
            <math:mrow>
              <math:mrow>
                <math:mn>0,5</math:mn>
                <math:mo math:stretchy="false">⋅</math:mo>
                <math:mn>10739</math:mn>
              </math:mrow>
              <math:mo math:stretchy="false">−</math:mo>
              <math:mn>2766</math:mn>
            </math:mrow>
            <math:mn>5026</math:mn>
          </math:mfrac>
          <math:mo math:stretchy="false">⋅</math:mo>
          <math:mrow>
            <math:mo math:stretchy="false">(</math:mo>
            <math:mrow>
              <math:mn>64</math:mn>
              <math:mo math:stretchy="false">−</math:mo>
              <math:mn>25</math:mn>
            </math:mrow>
            <math:mo math:stretchy="false">)</math:mo>
          </math:mrow>
        </math:mrow>
      </math:mrow>
      <math:mo math:stretchy="false">=</math:mo>
      <math:mn>45,2</math:mn>
    </math:mrow>
    <math:annotation math:encoding="StarMath 5.0">25 + {0,5 cdot 10739 - 2766} over {5026} cdot (64-25)=45,2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n>18</math:mn>
        <math:mo math:stretchy="false">+</math:mo>
        <math:mrow>
          <math:mfrac>
            <math:mrow>
              <math:mrow>
                <math:mn>0,25</math:mn>
                <math:mo math:stretchy="false">⋅</math:mo>
                <math:mn>10739</math:mn>
              </math:mrow>
              <math:mo math:stretchy="false">−</math:mo>
              <math:mn>1848</math:mn>
            </math:mrow>
            <math:mn>918</math:mn>
          </math:mfrac>
          <math:mo math:stretchy="false">⋅</math:mo>
          <math:mrow>
            <math:mo math:stretchy="false">(</math:mo>
            <math:mrow>
              <math:mn>24</math:mn>
              <math:mo math:stretchy="false">−</math:mo>
              <math:mn>18</math:mn>
            </math:mrow>
            <math:mo math:stretchy="false">)</math:mo>
          </math:mrow>
        </math:mrow>
      </math:mrow>
      <math:mo math:stretchy="false">=</math:mo>
      <math:mn>23,47</math:mn>
    </math:mrow>
    <math:annotation math:encoding="StarMath 5.0">18 + {0,25 cdot 10739 - 1848} over {918} cdot (24-18)=23,47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n>65</math:mn>
        <math:mo math:stretchy="false">+</math:mo>
        <math:mrow>
          <math:mfrac>
            <math:mrow>
              <math:mrow>
                <math:mn>0,75</math:mn>
                <math:mo math:stretchy="false">⋅</math:mo>
                <math:mn>10739</math:mn>
              </math:mrow>
              <math:mo math:stretchy="false">−</math:mo>
              <math:mn>7792</math:mn>
            </math:mrow>
            <math:mn>2947</math:mn>
          </math:mfrac>
          <math:mo math:stretchy="false">⋅</math:mo>
          <math:mrow>
            <math:mo math:stretchy="false">(</math:mo>
            <math:mrow>
              <math:mn>75</math:mn>
              <math:mo math:stretchy="false">−</math:mo>
              <math:mn>65</math:mn>
            </math:mrow>
            <math:mo math:stretchy="false">)</math:mo>
          </math:mrow>
        </math:mrow>
      </math:mrow>
      <math:mo math:stretchy="false">=</math:mo>
      <math:mn>65,89</math:mn>
    </math:mrow>
    <math:annotation math:encoding="StarMath 5.0">65 + {0,75 cdot 10739 - 7792} over {2947} cdot (75-65)=65,89</math:annotation>
  </math:semantics>
</math: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fo:font-weight="bold"/>
    </style:style>
    <style:style style:name="ce2" style:family="table-cell" style:parent-style-name="Default">
      <style:table-cell-properties fo:border="0.018cm solid #000000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row table:style-name="ro1" table:number-rows-repeated="22">
          <table:table-cell/>
        </table:table-row>
        <table:table-row table:style-name="ro1">
          <table:table-cell table:style-name="ce1" office:value-type="string">
            <text:p>Datos brutos</text:p>
          </table:table-cell>
        </table:table-row>
        <table:table-row table:style-name="ro1">
          <table:table-cell table:style-name="ce2" office:value-type="float" office:value="115490">
            <text:p>115490</text:p>
          </table:table-cell>
        </table:table-row>
        <table:table-row table:style-name="ro1">
          <table:table-cell table:style-name="ce2" office:value-type="float" office:value="128831">
            <text:p>128831</text:p>
          </table:table-cell>
        </table:table-row>
        <table:table-row table:style-name="ro1">
          <table:table-cell table:style-name="ce2" office:value-type="float" office:value="176075">
            <text:p>176075</text:p>
          </table:table-cell>
        </table:table-row>
        <table:table-row table:style-name="ro1">
          <table:table-cell table:style-name="ce2" office:value-type="float" office:value="131631">
            <text:p>131631</text:p>
          </table:table-cell>
        </table:table-row>
        <table:table-row table:style-name="ro1">
          <table:table-cell table:style-name="ce2" office:value-type="float" office:value="155805">
            <text:p>155805</text:p>
          </table:table-cell>
        </table:table-row>
        <table:table-row table:style-name="ro1">
          <table:table-cell table:style-name="ce2" office:value-type="float" office:value="171028">
            <text:p>171028</text:p>
          </table:table-cell>
        </table:table-row>
        <table:table-row table:style-name="ro1">
          <table:table-cell table:style-name="ce2" office:value-type="float" office:value="169034">
            <text:p>169034</text:p>
          </table:table-cell>
        </table:table-row>
        <table:table-row table:style-name="ro1">
          <table:table-cell table:style-name="ce2" office:value-type="float" office:value="105190">
            <text:p>105190</text:p>
          </table:table-cell>
        </table:table-row>
        <table:table-row table:style-name="ro1">
          <table:table-cell table:style-name="ce2" office:value-type="float" office:value="107510">
            <text:p>107510</text:p>
          </table:table-cell>
        </table:table-row>
        <table:table-row table:style-name="ro1">
          <table:table-cell table:style-name="ce2" office:value-type="float" office:value="128178">
            <text:p>128178</text:p>
          </table:table-cell>
        </table:table-row>
        <table:table-row table:style-name="ro1">
          <table:table-cell table:style-name="ce2" office:value-type="float" office:value="135134">
            <text:p>135134</text:p>
          </table:table-cell>
        </table:table-row>
        <table:table-row table:style-name="ro1">
          <table:table-cell table:style-name="ce2" office:value-type="float" office:value="136721">
            <text:p>136721</text:p>
          </table:table-cell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19">19/04/2008</text:date>, <text:time>16:32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96cm"/>
    </style:style>
    <style:style style:name="co2" style:family="table-column">
      <style:table-column-properties fo:break-before="auto" style:column-width="2.136cm"/>
    </style:style>
    <style:style style:name="co3" style:family="table-column">
      <style:table-column-properties fo:break-before="auto" style:column-width="2.191cm"/>
    </style:style>
    <style:style style:name="co4" style:family="table-column">
      <style:table-column-properties fo:break-before="auto" style:column-width="2.4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  <style:text-properties fo:font-weight="bold"/>
    </style:style>
    <style:style style:name="ce2" style:family="table-cell" style:parent-style-name="Default">
      <style:table-cell-properties fo:border="0.018cm solid #000000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68">
          <table:table-cell table:number-columns-repeated="5"/>
        </table:table-row>
        <table:table-row table:style-name="ro1">
          <table:table-cell table:style-name="ce1" office:value-type="string">
            <text:p>Terminación </text:p>
          </table:table-cell>
          <table:table-cell table:style-name="ce1" office:value-type="string">
            <text:p>F. absoluta</text:p>
          </table:table-cell>
          <table:table-cell table:style-name="ce1" office:value-type="string">
            <text:p>F. relativa</text:p>
          </table:table-cell>
          <table:table-cell table:style-name="ce1" office:value-type="string">
            <text:p>F. abs. Acum.</text:p>
          </table:table-cell>
          <table:table-cell table:style-name="ce1" office:value-type="string">
            <text:p>F. rel. acum</text:p>
          </table:table-cell>
        </table:table-row>
        <table:table-row table:style-name="ro1">
          <table:table-cell table:number-columns-repeated="2" table:style-name="ce2" office:value-type="float" office:value="0">
            <text:p>0</text:p>
          </table:table-cell>
          <table:table-cell table:style-name="ce2" table:formula="oooc:=[.B70]/[.$B$80]" office:value-type="float" office:value="0">
            <text:p>0</text:p>
          </table:table-cell>
          <table:table-cell table:style-name="ce2" table:formula="oooc:=[.B70]" office:value-type="float" office:value="0">
            <text:p>0</text:p>
          </table:table-cell>
          <table:table-cell table:style-name="ce2" table:formula="oooc:=[.D70]/[.$B$80]" office:value-type="float" office:value="0">
            <text:p>0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4">
            <text:p>4</text:p>
          </table:table-cell>
          <table:table-cell table:style-name="ce2" table:formula="oooc:=[.B71]/[.$B$80]" office:value-type="float" office:value="0.166666666666667">
            <text:p>0,17</text:p>
          </table:table-cell>
          <table:table-cell table:style-name="ce2" table:formula="oooc:=[.B71]+[.D70]" office:value-type="float" office:value="4">
            <text:p>4</text:p>
          </table:table-cell>
          <table:table-cell table:style-name="ce2" table:formula="oooc:=[.D71]/[.$B$80]" office:value-type="float" office:value="0.166666666666667">
            <text:p>0,17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table:formula="oooc:=[.B72]/[.$B$80]" office:value-type="float" office:value="0">
            <text:p>0</text:p>
          </table:table-cell>
          <table:table-cell table:style-name="ce2" table:formula="oooc:=[.B72]+[.D71]" office:value-type="float" office:value="4">
            <text:p>4</text:p>
          </table:table-cell>
          <table:table-cell table:style-name="ce2" table:formula="oooc:=[.D72]/[.$B$80]" office:value-type="float" office:value="0.166666666666667">
            <text:p>0,17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table:formula="oooc:=[.B73]/[.$B$80]" office:value-type="float" office:value="0.0833333333333333">
            <text:p>0,08</text:p>
          </table:table-cell>
          <table:table-cell table:style-name="ce2" table:formula="oooc:=[.B73]+[.D72]" office:value-type="float" office:value="6">
            <text:p>6</text:p>
          </table:table-cell>
          <table:table-cell table:style-name="ce2" table:formula="oooc:=[.D73]/[.$B$80]" office:value-type="float" office:value="0.25">
            <text:p>0,25</text:p>
          </table:table-cell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2">
            <text:p>2</text:p>
          </table:table-cell>
          <table:table-cell table:style-name="ce2" table:formula="oooc:=[.B74]/[.$B$80]" office:value-type="float" office:value="0.0833333333333333">
            <text:p>0,08</text:p>
          </table:table-cell>
          <table:table-cell table:style-name="ce2" table:formula="oooc:=[.B74]+[.D73]" office:value-type="float" office:value="8">
            <text:p>8</text:p>
          </table:table-cell>
          <table:table-cell table:style-name="ce2" table:formula="oooc:=[.D74]/[.$B$80]" office:value-type="float" office:value="0.333333333333333">
            <text:p>0,33</text:p>
          </table:table-cell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3">
            <text:p>3</text:p>
          </table:table-cell>
          <table:table-cell table:style-name="ce2" table:formula="oooc:=[.B75]/[.$B$80]" office:value-type="float" office:value="0.125">
            <text:p>0,13</text:p>
          </table:table-cell>
          <table:table-cell table:style-name="ce2" table:formula="oooc:=[.B75]+[.D74]" office:value-type="float" office:value="11">
            <text:p>11</text:p>
          </table:table-cell>
          <table:table-cell table:style-name="ce2" table:formula="oooc:=[.D75]/[.$B$80]" office:value-type="float" office:value="0.458333333333333">
            <text:p>0,46</text:p>
          </table:table-cell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 table:formula="oooc:=[.B76]/[.$B$80]" office:value-type="float" office:value="0.125">
            <text:p>0,13</text:p>
          </table:table-cell>
          <table:table-cell table:style-name="ce2" table:formula="oooc:=[.B76]+[.D75]" office:value-type="float" office:value="14">
            <text:p>14</text:p>
          </table:table-cell>
          <table:table-cell table:style-name="ce2" table:formula="oooc:=[.D76]/[.$B$80]" office:value-type="float" office:value="0.583333333333333">
            <text:p>0,58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6">
            <text:p>6</text:p>
          </table:table-cell>
          <table:table-cell table:style-name="ce2" table:formula="oooc:=[.B77]/[.$B$80]" office:value-type="float" office:value="0.25">
            <text:p>0,25</text:p>
          </table:table-cell>
          <table:table-cell table:style-name="ce2" table:formula="oooc:=[.B77]+[.D76]" office:value-type="float" office:value="20">
            <text:p>20</text:p>
          </table:table-cell>
          <table:table-cell table:style-name="ce2" table:formula="oooc:=[.D77]/[.$B$80]" office:value-type="float" office:value="0.833333333333333">
            <text:p>0,83</text:p>
          </table:table-cell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3">
            <text:p>3</text:p>
          </table:table-cell>
          <table:table-cell table:style-name="ce2" table:formula="oooc:=[.B78]/[.$B$80]" office:value-type="float" office:value="0.125">
            <text:p>0,13</text:p>
          </table:table-cell>
          <table:table-cell table:style-name="ce2" table:formula="oooc:=[.B78]+[.D77]" office:value-type="float" office:value="23">
            <text:p>23</text:p>
          </table:table-cell>
          <table:table-cell table:style-name="ce2" table:formula="oooc:=[.D78]/[.$B$80]" office:value-type="float" office:value="0.958333333333333">
            <text:p>0,96</text:p>
          </table:table-cell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2" table:formula="oooc:=[.B79]/[.$B$80]" office:value-type="float" office:value="0.0416666666666667">
            <text:p>0,04</text:p>
          </table:table-cell>
          <table:table-cell table:style-name="ce2" table:formula="oooc:=[.B79]+[.D78]" office:value-type="float" office:value="24">
            <text:p>24</text:p>
          </table:table-cell>
          <table:table-cell table:style-name="ce2" table:formula="oooc:=[.D79]/[.$B$80]"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Suma</text:p>
          </table:table-cell>
          <table:table-cell table:style-name="ce2" table:formula="oooc:=SUM([.B70:.B79])" office:value-type="float" office:value="24">
            <text:p>24</text:p>
          </table:table-cell>
          <table:table-cell table:style-name="ce2" table:formula="oooc:=SUM([.C70:.C79])" office:value-type="float" office:value="1">
            <text:p>1</text:p>
          </table:table-cell>
          <table:table-cell table:style-name="ce2" table:number-columns-repeated="2"/>
        </table:table-row>
      </table:table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19">19/04/2008</text:date>, <text:time>16:52:3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2.136cm"/>
    </style:style>
    <style:style style:name="co3" style:family="table-column">
      <style:table-column-properties fo:break-before="auto" style:column-width="2.191cm"/>
    </style:style>
    <style:style style:name="co4" style:family="table-column">
      <style:table-column-properties fo:break-before="auto" style:column-width="2.52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18cm solid #000000"/>
      <style:text-properties fo:font-weight="bold"/>
    </style:style>
    <style:style style:name="ce2" style:family="table-cell" style:parent-style-name="Default">
      <style:table-cell-properties fo:border="0.018cm solid #000000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93">
          <table:table-cell table:number-columns-repeated="5"/>
        </table:table-row>
        <table:table-row table:style-name="ro1">
          <table:table-cell table:style-name="ce1" office:value-type="string">
            <text:p>Grado satisfacción</text:p>
          </table:table-cell>
          <table:table-cell table:style-name="ce1" office:value-type="string">
            <text:p>F. absoluta</text:p>
          </table:table-cell>
          <table:table-cell table:style-name="ce1" office:value-type="string">
            <text:p>F. relativa</text:p>
          </table:table-cell>
          <table:table-cell table:style-name="ce1" office:value-type="string">
            <text:p>F. abs. Acum. </text:p>
          </table:table-cell>
          <table:table-cell table:style-name="ce1" office:value-type="string">
            <text:p>F. rel. acum.</text:p>
          </table:table-cell>
        </table:table-row>
        <table:table-row table:style-name="ro1">
          <table:table-cell table:style-name="ce2" office:value-type="string">
            <text:p>Mucho</text:p>
          </table:table-cell>
          <table:table-cell table:style-name="ce2" office:value-type="float" office:value="50">
            <text:p>50</text:p>
          </table:table-cell>
          <table:table-cell table:style-name="ce2" table:formula="oooc:=[.B95]/[.$B$100]" office:value-type="float" office:value="0.178571428571429">
            <text:p>0,18</text:p>
          </table:table-cell>
          <table:table-cell table:style-name="ce2" table:formula="oooc:=[.B95]" office:value-type="float" office:value="50">
            <text:p>50</text:p>
          </table:table-cell>
          <table:table-cell table:style-name="ce2" table:formula="oooc:=[.D95]/[.$B$100]" office:value-type="float" office:value="0.178571428571429">
            <text:p>0,18</text:p>
          </table:table-cell>
        </table:table-row>
        <table:table-row table:style-name="ro1">
          <table:table-cell table:style-name="ce2" office:value-type="string">
            <text:p>Bastante</text:p>
          </table:table-cell>
          <table:table-cell table:style-name="ce2" office:value-type="float" office:value="80">
            <text:p>80</text:p>
          </table:table-cell>
          <table:table-cell table:style-name="ce2" table:formula="oooc:=[.B96]/[.$B$100]" office:value-type="float" office:value="0.285714285714286">
            <text:p>0,29</text:p>
          </table:table-cell>
          <table:table-cell table:style-name="ce2" table:formula="oooc:=[.B96]+[.D95]" office:value-type="float" office:value="130">
            <text:p>130</text:p>
          </table:table-cell>
          <table:table-cell table:style-name="ce2" table:formula="oooc:=[.D96]/[.$B$100]" office:value-type="float" office:value="0.464285714285714">
            <text:p>0,46</text:p>
          </table:table-cell>
        </table:table-row>
        <table:table-row table:style-name="ro1">
          <table:table-cell table:style-name="ce2" office:value-type="string">
            <text:p>Satisfecho</text:p>
          </table:table-cell>
          <table:table-cell table:style-name="ce2" office:value-type="float" office:value="100">
            <text:p>100</text:p>
          </table:table-cell>
          <table:table-cell table:style-name="ce2" table:formula="oooc:=[.B97]/[.$B$100]" office:value-type="float" office:value="0.357142857142857">
            <text:p>0,36</text:p>
          </table:table-cell>
          <table:table-cell table:style-name="ce2" table:formula="oooc:=[.B97]+[.D96]" office:value-type="float" office:value="230">
            <text:p>230</text:p>
          </table:table-cell>
          <table:table-cell table:style-name="ce2" table:formula="oooc:=[.D97]/[.$B$100]" office:value-type="float" office:value="0.821428571428571">
            <text:p>0,82</text:p>
          </table:table-cell>
        </table:table-row>
        <table:table-row table:style-name="ro1">
          <table:table-cell table:style-name="ce2" office:value-type="string">
            <text:p>Poco</text:p>
          </table:table-cell>
          <table:table-cell table:style-name="ce2" office:value-type="float" office:value="40">
            <text:p>40</text:p>
          </table:table-cell>
          <table:table-cell table:style-name="ce2" table:formula="oooc:=[.B98]/[.$B$100]" office:value-type="float" office:value="0.142857142857143">
            <text:p>0,14</text:p>
          </table:table-cell>
          <table:table-cell table:style-name="ce2" table:formula="oooc:=[.B98]+[.D97]" office:value-type="float" office:value="270">
            <text:p>270</text:p>
          </table:table-cell>
          <table:table-cell table:style-name="ce2" table:formula="oooc:=[.D98]/[.$B$100]" office:value-type="float" office:value="0.964285714285714">
            <text:p>0,96</text:p>
          </table:table-cell>
        </table:table-row>
        <table:table-row table:style-name="ro1">
          <table:table-cell table:style-name="ce2" office:value-type="string">
            <text:p>Nada</text:p>
          </table:table-cell>
          <table:table-cell table:style-name="ce2" office:value-type="float" office:value="10">
            <text:p>10</text:p>
          </table:table-cell>
          <table:table-cell table:style-name="ce2" table:formula="oooc:=[.B99]/[.$B$100]" office:value-type="float" office:value="0.0357142857142857">
            <text:p>0,04</text:p>
          </table:table-cell>
          <table:table-cell table:style-name="ce2" table:formula="oooc:=[.B99]+[.D98]" office:value-type="float" office:value="280">
            <text:p>280</text:p>
          </table:table-cell>
          <table:table-cell table:style-name="ce2" table:formula="oooc:=[.D99]/[.$B$100]" office:value-type="float" office:value="1">
            <text:p>1</text:p>
          </table:table-cell>
        </table:table-row>
        <table:table-row table:style-name="ro1">
          <table:table-cell table:style-name="ce1" office:value-type="string">
            <text:p>Suma</text:p>
          </table:table-cell>
          <table:table-cell table:style-name="ce2" table:formula="oooc:=SUM([.B95:.B99])" office:value-type="float" office:value="280">
            <text:p>280</text:p>
          </table:table-cell>
          <table:table-cell table:style-name="ce2" table:formula="oooc:=SUM([.C95:.C99])" office:value-type="float" office:value="1">
            <text:p>1</text:p>
          </table:table-cell>
          <table:table-cell table:style-name="ce2" table:number-columns-repeated="2"/>
        </table:table-row>
      </table:table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19">19/04/2008</text:date>, <text:time>17:08:4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